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3" style:family="table-cell" style:parent-style-name="Default" style:data-style-name="N109"/>
    <style:style style:name="ce4" style:family="table-cell" style:parent-style-name="Default" style:data-style-name="N109">
      <style:table-cell-properties fo:background-color="#fff5ce"/>
    </style:style>
    <style:style style:name="ce5" style:family="table-cell" style:parent-style-name="Default" style:data-style-name="N109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5" table:default-cell-style-name="Default"/>
        <table:table-column table:style-name="co4" table:default-cell-style-name="ce3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Proyección Cónica Conforme de Lambert – Dpto. SC</text:p>
          </table:table-cell>
          <table:table-cell/>
          <table:table-cell table:style-name="Default"/>
          <table:table-cell table:number-columns-repeated="5"/>
          <table:table-cell table:style-name="ce1" office:value-type="string" calcext:value-type="string">
            <text:p>Bolivia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idianos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eridiano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 mín</text:p>
          </table:table-cell>
          <table:table-cell office:value-type="float" office:value="-64.8409660798097" calcext:value-type="float">
            <text:p>-64,84097</text:p>
          </table:table-cell>
          <table:table-cell table:number-columns-repeated="4"/>
          <table:table-cell office:value-type="string" calcext:value-type="string">
            <text:p>x mín</text:p>
          </table:table-cell>
          <table:table-cell office:value-type="float" office:value="-69.64482652" calcext:value-type="float">
            <text:p>-69,644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 máx</text:p>
          </table:table-cell>
          <table:table-cell office:value-type="float" office:value="-57.4520920487608" calcext:value-type="float">
            <text:p>-57,45209</text:p>
          </table:table-cell>
          <table:table-cell table:number-columns-repeated="4"/>
          <table:table-cell office:value-type="string" calcext:value-type="string">
            <text:p>x máx</text:p>
          </table:table-cell>
          <table:table-cell office:value-type="float" office:value="-57.45443328" calcext:value-type="float">
            <text:p>-57,4544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 calcext:value-type="string">
            <text:p>meridiano central</text:p>
          </table:table-cell>
          <table:table-cell table:style-name="ce4" table:formula="of:=[.E9] + (([.E8]-[.E9])/2)" office:value-type="float" office:value="-61.1465290642852" calcext:value-type="float">
            <text:p>-61,14653</text:p>
          </table:table-cell>
          <table:table-cell table:number-columns-repeated="4"/>
          <table:table-cell table:style-name="ce2" office:value-type="string" calcext:value-type="string">
            <text:p>meridiano central</text:p>
          </table:table-cell>
          <table:table-cell table:style-name="ce4" table:formula="of:=[.K9] + (([.K8]-[.K9])/2)" office:value-type="float" office:value="-63.5496299" calcext:value-type="float">
            <text:p>-63,5496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float" office:value="-61" calcext:value-type="float">
            <text:p>-61,00000</text:p>
          </table:table-cell>
          <table:table-cell table:number-columns-repeated="5"/>
          <table:table-cell table:style-name="ce5" office:value-type="float" office:value="-64" calcext:value-type="float">
            <text:p>-64,0000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aralelos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aralelo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at 1</text:p>
          </table:table-cell>
          <table:table-cell table:formula="of:=[.E22]+[.M16]" office:value-type="float" office:value="-15.3027458632907" calcext:value-type="float">
            <text:p>-15,30275</text:p>
          </table:table-cell>
          <table:table-cell table:style-name="ce5" office:value-type="float" office:value="-15.5" calcext:value-type="float">
            <text:p>-15,50000</text:p>
          </table:table-cell>
          <table:table-cell table:number-columns-repeated="3"/>
          <table:table-cell office:value-type="string" calcext:value-type="string">
            <text:p>Lat 1</text:p>
          </table:table-cell>
          <table:table-cell table:style-name="ce5" office:value-type="float" office:value="-11.5" calcext:value-type="float">
            <text:p>-11,50000</text:p>
          </table:table-cell>
          <table:table-cell/>
          <table:table-cell table:style-name="ce3" table:formula="of:=[.K16]-[.K22]" office:value-type="float" office:value="-1.830367" calcext:value-type="float">
            <text:p>-1,830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t 2</text:p>
          </table:table-cell>
          <table:table-cell table:formula="of:=[.E21]-[.M17]" office:value-type="float" office:value="-19.0661006193191" calcext:value-type="float">
            <text:p>-19,06610</text:p>
          </table:table-cell>
          <table:table-cell table:style-name="ce5" office:value-type="float" office:value="-19" calcext:value-type="float">
            <text:p>-19,00000</text:p>
          </table:table-cell>
          <table:table-cell table:number-columns-repeated="3"/>
          <table:table-cell office:value-type="string" calcext:value-type="string">
            <text:p>Lat 2</text:p>
          </table:table-cell>
          <table:table-cell table:style-name="ce5" office:value-type="float" office:value="-21.5" calcext:value-type="float">
            <text:p>-21,50000</text:p>
          </table:table-cell>
          <table:table-cell/>
          <table:table-cell table:style-name="ce3" table:formula="of:=[.K21]-[.K17]" office:value-type="float" office:value="-1.40656838" calcext:value-type="float">
            <text:p>-1,406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t 0</text:p>
          </table:table-cell>
          <table:table-cell table:formula="of:=[.E21]+[.M18]" office:value-type="float" office:value="-21.5661006193191" calcext:value-type="float">
            <text:p>-21,56610</text:p>
          </table:table-cell>
          <table:table-cell table:style-name="ce5" office:value-type="float" office:value="-22" calcext:value-type="float">
            <text:p>-22,00000</text:p>
          </table:table-cell>
          <table:table-cell table:number-columns-repeated="3"/>
          <table:table-cell office:value-type="string" calcext:value-type="string">
            <text:p>Lat 0</text:p>
          </table:table-cell>
          <table:table-cell table:style-name="ce5" office:value-type="float" office:value="-24" calcext:value-type="float">
            <text:p>-24,00000</text:p>
          </table:table-cell>
          <table:table-cell/>
          <table:table-cell table:style-name="ce3" table:formula="of:=[.K18]-[.K21]" office:value-type="float" office:value="-1.09343162" calcext:value-type="float">
            <text:p>-1,0934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y mín</text:p>
          </table:table-cell>
          <table:table-cell office:value-type="float" office:value="-20.4726689993191" calcext:value-type="float">
            <text:p>-20,47267</text:p>
          </table:table-cell>
          <table:table-cell table:number-columns-repeated="4"/>
          <table:table-cell office:value-type="string" calcext:value-type="string">
            <text:p>y mín</text:p>
          </table:table-cell>
          <table:table-cell office:value-type="float" office:value="-22.90656838" calcext:value-type="float">
            <text:p>-22,906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 máx</text:p>
          </table:table-cell>
          <table:table-cell office:value-type="float" office:value="-13.4723788632907" calcext:value-type="float">
            <text:p>-13,47238</text:p>
          </table:table-cell>
          <table:table-cell table:number-columns-repeated="4"/>
          <table:table-cell office:value-type="string" calcext:value-type="string">
            <text:p>y máx</text:p>
          </table:table-cell>
          <table:table-cell office:value-type="float" office:value="-9.669633" calcext:value-type="float">
            <text:p>-9,669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B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7" number:min-decimal-places="7" number:min-integer-digits="1"/>
    </number:number-style>
    <number:number-style style:name="N106">
      <number:number number:decimal-places="8" number:min-decimal-places="8" number:min-integer-digits="1"/>
    </number:number-style>
    <number:number-style style:name="N105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23:37:05.863214988</meta:creation-date>
    <dc:date>2022-10-22T23:58:59.756677327</dc:date>
    <meta:editing-duration>PT21M52S</meta:editing-duration>
    <meta:editing-cycles>7</meta:editing-cycles>
    <meta:generator>LibreOffice/7.4.1.2$Linux_X86_64 LibreOffice_project/3c58a8f3a960df8bc8fd77b461821e42c061c5f0</meta:generator>
    <meta:document-statistic meta:table-count="1" meta:cell-count="46" meta:object-count="0"/>
  </office:meta>
</office:document-meta>
</file>